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9ea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4.6. Indica si las siguientes afirmaciones son verdaderas o falsas.</text:p>
      <text:p text:style-name="P1">a) Los conectores RJ12 se utilizan en las redes de datos.</text:p>
      <text:p text:style-name="Standard"/>
      <text:p text:style-name="Standard"><text:tab/><text:span text:style-name="T1">Falso</text:span></text:p>
      <text:p text:style-name="Standard"/>
      <text:p text:style-name="P1">b) En la fibra óptica, cuanta menos dispersión, mayor es la pérdida de potencia de la señal.</text:p>
      <text:p text:style-name="Standard"/>
      <text:p text:style-name="Standard"><text:tab/><text:span text:style-name="T1">Falso</text:span></text:p>
      <text:p text:style-name="Standard"/>
      <text:p text:style-name="P1">c) La fibra óptica es totalmente inmune a las EMI y RFI.</text:p>
      <text:p text:style-name="Standard"/>
      <text:p text:style-name="Standard"><text:tab/><text:span text:style-name="T1">Verdadero</text:span></text:p>
      <text:p text:style-name="Standard"/>
      <text:p text:style-name="P1">d) La norma TIA/EIA-568 especifica tramos de 90 a 100 metros pero no el código de colores.</text:p>
      <text:p text:style-name="Standard"/>
      <text:p text:style-name="Standard"><text:tab/><text:span text:style-name="T1">Falso</text:span></text:p>
      <text:p text:style-name="Standard"/>
      <text:p text:style-name="P1">e) El par trenzado blindado tiene mayor protección contra ruido que el cableado UTP.</text:p>
      <text:p text:style-name="Standard"/>
      <text:p text:style-name="Standard"><text:tab/><text:span text:style-name="T1">Verdadero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25T16:14:16.806855577</meta:creation-date>
    <dc:date>2019-10-25T16:18:50.275851094</dc:date>
    <dc:creator>I116-05 </dc:creator>
    <meta:editing-duration>PT4M34S</meta:editing-duration>
    <meta:editing-cycles>1</meta:editing-cycles>
    <meta:document-statistic meta:table-count="0" meta:image-count="0" meta:object-count="0" meta:page-count="1" meta:paragraph-count="11" meta:word-count="86" meta:character-count="486" meta:non-whitespace-character-count="406"/>
    <meta:generator>LibreOffice/6.0.4.1$Linux_X86_64 LibreOffice_project/00m0$Build-1</meta:generator>
  </office:meta>
</office:document-meta>
</file>